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530000016DBC2E09953B3C96B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4.95cm" fo:min-width="9.65cm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28cm" draw:marker-end-width="0.28cm" draw:fill-color="#ffffff" draw:textarea-vertical-align="middle" draw:auto-grow-height="false" fo:min-height="4.95cm" fo:min-width="4.7cm" fo:padding-top="0.15cm" fo:padding-bottom="0.15cm" fo:padding-left="0.275cm" fo:padding-right="0.275cm" fo:wrap-option="wrap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4.95cm" fo:min-width="0cm"/>
    </style:style>
    <style:style style:name="gr4" style:family="graphic" style:parent-style-name="standard">
      <style:graphic-properties svg:stroke-width="0.05cm" svg:stroke-color="#000000" draw:marker-start-width="0.28cm" draw:marker-end-width="0.28cm" draw:fill-color="#ffffff" draw:textarea-vertical-align="middle" draw:auto-grow-height="false" fo:min-height="1.65cm" fo:min-width="1.4cm" fo:padding-top="0.15cm" fo:padding-bottom="0.15cm" fo:padding-left="0.275cm" fo:padding-right="0.275cm" fo:wrap-option="wrap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 fo:min-height="1.683cm" fo:min-width="0cm"/>
    </style:style>
    <style:style style:name="gr6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0.5cm" fo:min-width="1cm" fo:padding-top="0.15cm" fo:padding-bottom="0.15cm" fo:padding-left="0.275cm" fo:padding-right="0.275cm"/>
    </style:style>
    <style:style style:name="gr9" style:family="graphic" style:parent-style-name="objectwithoutfill">
      <style:graphic-properties draw:stroke="dash" draw:stroke-dash="Double_20_Dash"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draw:stroke="solid" draw:stroke-dash="Double_20_Dash"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0.167cm" fo:min-width="0.25cm" fo:padding-top="0.15cm" fo:padding-bottom="0.15cm" fo:padding-left="0.275cm" fo:padding-right="0.275cm"/>
    </style:style>
    <style:style style:name="gr12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0.45cm" fo:min-width="0.95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4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1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1cm" fo:min-width="2.75cm"/>
    </style:style>
    <style:style style:name="gr17" style:family="graphic" style:parent-style-name="standard">
      <style:graphic-properties draw:stroke="none" draw:fill-color="#ffffff" draw:textarea-horizontal-align="justify" draw:textarea-vertical-align="middle" draw:auto-grow-height="false" fo:min-height="1cm" fo:min-width="4cm"/>
    </style:style>
    <style:style style:name="gr18" style:family="graphic" style:parent-style-name="objectwithoutfill">
      <style:graphic-properties svg:stroke-color="#000000" draw:marker-start="Dimension_20_Line_20_Arrow" draw:marker-end="Dimension_20_Line_20_Arrow" draw:fill="none" draw:textarea-vertical-align="middle"/>
    </style:style>
    <style:style style:name="gr19" style:family="graphic" style:parent-style-name="objectwithoutfill">
      <style:graphic-properties svg:stroke-width="0.03cm" svg:stroke-color="#000000" draw:marker-start-width="0.25cm" draw:marker-end="Linienspitzen_20_1" draw:marker-end-width="0.25cm" draw:fill="none" draw:textarea-vertical-align="middle" fo:padding-top="0.14cm" fo:padding-bottom="0.14cm" fo:padding-left="0.265cm" fo:padding-right="0.26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5" style:family="paragraph">
      <loext:graphic-properties draw:fill="solid" draw:fill-color="#000000"/>
      <style:paragraph-properties fo:text-align="cente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text-position="-8%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10.2cm" svg:height="5.25cm" svg:x="7cm" svg:y="1.1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1" draw:layer="layout" svg:width="5.25cm" svg:height="5.25cm" svg:x="14.588cm" svg:y="1.15cm">
              <text:p/>
              <draw:enhanced-geometry draw:mirror-horizontal="true" draw:glue-point-type="segments" draw:type="mso-spt100" draw:modifiers="-90 89.6900650253457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3" draw:text-style-name="P1" draw:layer="layout" svg:width="0.25cm" svg:height="5.2cm" svg:x="17.088cm" svg:y="1.2cm">
              <text:p/>
              <draw:enhanced-geometry svg:viewBox="0 0 21600 21600" draw:mirror-horizontal="true" draw:type="rectangle" draw:enhanced-path="M 0 0 L 21600 0 21600 21600 0 21600 0 0 Z N"/>
            </draw:custom-shape>
          </draw:g>
          <draw:g>
            <draw:custom-shape draw:style-name="gr2" draw:text-style-name="P1" draw:layer="layout" svg:width="5.25cm" svg:height="5.25cm" svg:x="4.35cm" svg:y="1.15cm">
              <text:p/>
              <draw:enhanced-geometry draw:glue-point-type="segments" draw:type="mso-spt100" draw:modifiers="-90 89.6900650253457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3" draw:text-style-name="P1" draw:layer="layout" svg:width="0.25cm" svg:height="5.2cm" svg:x="6.85cm" svg:y="1.2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4" draw:text-style-name="P1" draw:layer="layout" svg:width="1.95cm" svg:height="1.95cm" svg:x="6.45cm" svg:y="2.65cm">
            <text:p/>
            <draw:enhanced-geometry draw:mirror-horizontal="true" draw:glue-point-type="segments" draw:type="mso-spt100" draw:modifiers="-90 89.6900650253457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5" draw:text-style-name="P1" draw:layer="layout" svg:width="0.098cm" svg:height="1.933cm" svg:x="7.376cm" svg:y="2.667cm">
            <text:p/>
            <draw:enhanced-geometry svg:viewBox="0 0 21600 21600" draw:mirror-horizontal="true" draw:type="rectangle" draw:enhanced-path="M 0 0 L 21600 0 21600 21600 0 21600 0 0 Z N"/>
          </draw:custom-shape>
        </draw:g>
        <draw:line draw:style-name="gr6" draw:text-style-name="P2" draw:layer="layout" svg:x1="7.45cm" svg:y1="2.65cm" svg:x2="1.65cm" svg:y2="2.65cm">
          <text:p/>
        </draw:line>
        <draw:line draw:style-name="gr6" draw:text-style-name="P2" draw:layer="layout" svg:x1="7.45cm" svg:y1="4.6cm" svg:x2="1.65cm" svg:y2="4.6cm">
          <text:p/>
        </draw:line>
        <draw:custom-shape draw:style-name="gr7" draw:text-style-name="P3" draw:layer="layout" svg:width="0.2cm" svg:height="0.2cm" svg:x="1.5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2cm" svg:height="0.2cm" svg:x="1.501cm" svg:y="2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5cm" svg:height="0.75cm" svg:x="2.5cm" svg:y="2.3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7.15cm" svg:y1="9.5cm" svg:x2="3.35cm" svg:y2="9.5cm">
          <text:p/>
        </draw:line>
        <draw:line draw:style-name="gr6" draw:text-style-name="P2" draw:layer="layout" svg:x1="7.35cm" svg:y1="10cm" svg:x2="7.35cm" svg:y2="9cm">
          <text:p/>
        </draw:line>
        <draw:line draw:style-name="gr6" draw:text-style-name="P2" draw:layer="layout" svg:x1="7.15cm" svg:y1="9.8cm" svg:x2="7.15cm" svg:y2="9.2cm">
          <text:p/>
        </draw:line>
        <draw:line draw:style-name="gr6" draw:text-style-name="P2" draw:layer="layout" svg:x1="12.35cm" svg:y1="9.5cm" svg:x2="7.35cm" svg:y2="9.5cm">
          <text:p/>
        </draw:line>
        <draw:line draw:style-name="gr6" draw:text-style-name="P2" draw:layer="layout" svg:x1="12.55cm" svg:y1="10cm" svg:x2="12.55cm" svg:y2="9cm">
          <text:p/>
        </draw:line>
        <draw:line draw:style-name="gr6" draw:text-style-name="P2" draw:layer="layout" svg:x1="12.35cm" svg:y1="9.8cm" svg:x2="12.35cm" svg:y2="9.2cm">
          <text:p/>
        </draw:line>
        <draw:line draw:style-name="gr6" draw:text-style-name="P2" draw:layer="layout" svg:x1="17.55cm" svg:y1="9.5cm" svg:x2="12.55cm" svg:y2="9.5cm">
          <text:p/>
        </draw:line>
        <draw:line draw:style-name="gr6" draw:text-style-name="P2" draw:layer="layout" svg:x1="17.55cm" svg:y1="10cm" svg:x2="17.55cm" svg:y2="9cm">
          <text:p/>
        </draw:line>
        <draw:line draw:style-name="gr6" draw:text-style-name="P2" draw:layer="layout" svg:x1="17.75cm" svg:y1="9.8cm" svg:x2="17.75cm" svg:y2="9.2cm">
          <text:p/>
        </draw:line>
        <draw:line draw:style-name="gr6" draw:text-style-name="P2" draw:layer="layout" svg:x1="25.65cm" svg:y1="9.5cm" svg:x2="17.75cm" svg:y2="9.5cm">
          <text:p/>
        </draw:line>
        <draw:line draw:style-name="gr6" draw:text-style-name="P2" draw:layer="layout" svg:x1="3.35cm" svg:y1="9.5cm" svg:x2="3.35cm" svg:y2="4.6cm">
          <text:p/>
        </draw:line>
        <draw:line draw:style-name="gr9" draw:text-style-name="P2" draw:layer="layout" svg:x1="9.75cm" svg:y1="6.3cm" svg:x2="9.75cm" svg:y2="1.2cm">
          <text:p/>
        </draw:line>
        <draw:line draw:style-name="gr9" draw:text-style-name="P2" draw:layer="layout" svg:x1="15.45cm" svg:y1="6.3cm" svg:x2="15.45cm" svg:y2="1.2cm">
          <text:p/>
        </draw:line>
        <draw:line draw:style-name="gr10" draw:text-style-name="P2" draw:layer="layout" svg:x1="17.65cm" svg:y1="4.5cm" svg:x2="17.65cm" svg:y2="3cm">
          <text:p/>
        </draw:line>
        <draw:line draw:style-name="gr6" draw:text-style-name="P2" draw:layer="layout" svg:x1="21.65cm" svg:y1="3.8cm" svg:x2="17.65cm" svg:y2="3.8cm">
          <text:p/>
        </draw:line>
        <draw:custom-shape draw:style-name="gr11" draw:text-style-name="P1" draw:layer="layout" svg:width="1.5cm" svg:height="1.25cm" draw:transform="rotate (-1.5707963267949) translate (22.925cm 3.07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" draw:text-style-name="P2" draw:layer="layout" svg:x1="25.55cm" svg:y1="3.8cm" svg:x2="22.95cm" svg:y2="3.8cm">
          <text:p/>
        </draw:line>
        <draw:custom-shape draw:style-name="gr7" draw:text-style-name="P3" draw:layer="layout" svg:width="0.2cm" svg:height="0.2cm" svg:x="25.502cm" svg:y="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" draw:layer="layout" svg:x1="9.75cm" svg:y1="9.5cm" svg:x2="9.75cm" svg:y2="6.4cm">
          <text:p/>
        </draw:line>
        <draw:line draw:style-name="gr6" draw:text-style-name="P2" draw:layer="layout" svg:x1="20.75cm" svg:y1="10.8cm" svg:x2="20.75cm" svg:y2="3.8cm">
          <text:p/>
        </draw:line>
        <draw:line draw:style-name="gr10" draw:text-style-name="P2" draw:layer="layout" svg:x1="15.45cm" svg:y1="9.5cm" svg:x2="15.45cm" svg:y2="6.4cm">
          <text:p/>
        </draw:line>
        <draw:custom-shape draw:style-name="gr7" draw:text-style-name="P3" draw:layer="layout" svg:width="0.2cm" svg:height="0.2cm" svg:x="25.503cm" svg:y="9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5cm" svg:height="0.75cm" draw:transform="rotate (1.5707963267949) translate (9.375cm 8.625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0.75cm" draw:transform="rotate (1.5707963267949) translate (15.075cm 8.625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0.75cm" draw:transform="rotate (1.5707963267949) translate (20.375cm 8.625cm)">
          <text:p/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1cm" svg:height="0.962cm" svg:x="7.8cm" svg:y="1.85cm">
          <draw:text-box>
            <text:p><text:span text:style-name="T1">K</text:span></text:p>
          </draw:text-box>
        </draw:frame>
        <draw:frame draw:style-name="gr13" draw:text-style-name="P4" draw:layer="layout" svg:width="1.45cm" svg:height="0.962cm" svg:x="9.8cm" svg:y="1.85cm">
          <draw:text-box>
            <text:p><text:span text:style-name="T1">G</text:span><text:span text:style-name="T2">1</text:span></text:p>
          </draw:text-box>
        </draw:frame>
        <draw:frame draw:style-name="gr13" draw:text-style-name="P4" draw:layer="layout" svg:width="1.45cm" svg:height="0.962cm" svg:x="15.4cm" svg:y="1.85cm">
          <draw:text-box>
            <text:p><text:span text:style-name="T1">G</text:span><text:span text:style-name="T2">2</text:span></text:p>
          </draw:text-box>
        </draw:frame>
        <draw:frame draw:style-name="gr13" draw:text-style-name="P4" draw:layer="layout" svg:width="1cm" svg:height="0.962cm" svg:x="17.2cm" svg:y="2.15cm">
          <draw:text-box>
            <text:p><text:span text:style-name="T1">A</text:span></text:p>
          </draw:text-box>
        </draw:frame>
        <draw:g>
          <svg:title>TexMaths</svg:title>
          <svg:desc>18§latex§$U_{\mathrm{K}}$§svg§600§TRUE§</svg:desc>
          <draw:g>
            <draw:path draw:style-name="gr14" draw:text-style-name="P5" draw:layer="layout" svg:width="0.436cm" svg:height="0.442cm" svg:x="1.281cm" svg:y="3.371cm" svg:viewBox="0 0 437 443" svg:d="M357 66c8-27 18-44 69-46 3 0 11 0 11-13-3-2 0-7-8-7-21 0-43 2-64 2-22 0-45-2-65-2-5 0-13 0-13 13 0 7 8 7 13 7 34 0 41 14 41 27 0 1 0 12-1 14-19 75-38 150-56 224-22 85-94 139-156 139-44 0-78-27-78-81 0-2 0-22 7-50 21-82 41-163 62-245 5-23 5-28 52-28 16 0 21 0 21-13 0-7-7-7-9-7-18 0-63 2-81 2s-62-2-80-2c-6 0-13 0-13 13 0 7 7 7 18 7 2 0 14 0 23 2 13 0 18 1 18 9 0 3-7 30-11 44-4 19-9 37-14 56-5 25-36 144-38 154-5 18-5 29-5 38 0 77 57 120 124 120 79 0 158-70 178-154 18-74 37-148 55-223z">
              <text:p/>
            </draw:path>
            <draw:path draw:style-name="gr14" draw:text-style-name="P5" draw:layer="layout" svg:width="0.335cm" svg:height="0.3cm" svg:x="1.694cm" svg:y="3.594cm" svg:viewBox="0 0 336 301" svg:d="M174 118c30-25 60-51 90-77 22-18 45-25 65-25 0-5 0-11 0-16-13 2-25 2-38 2-14 0-57-2-59-2 0 5 0 11 0 16 5 0 16 2 16 13 0 3-2 9-4 10-52 45-105 90-158 135 0-46 0-92 0-138 0-14 2-20 36-20 4 0 7 0 11 0 0-5 0-11 0-16-23 2-50 2-67 2-16 0-44 0-66-2 0 5 0 11 0 16 4 0 7 0 11 0 34 0 34 6 34 20 0 76 0 153 0 230 0 14 0 19-34 19-4 0-7 0-11 0 0 6 0 11 0 16 22 0 50-1 66-1 17 0 44 1 67 1 0-5 0-10 0-16-4 0-7 0-11 0-34 0-36-3-36-19 0-24 0-48 0-72 21-18 41-35 61-52 30 39 60 79 90 118 2 4 6 7 6 15 0 10-15 10-24 10 0 6 0 11 0 16 24 0 51-1 67-1 15 0 45 1 50 1 0-5 0-10 0-16-23 0-34 0-50-23-37-48-75-96-112-144z">
              <text:p/>
            </draw:path>
          </draw:g>
        </draw:g>
        <draw:g>
          <svg:title>TexMaths</svg:title>
          <svg:desc>18§latex§$U_{1}$§svg§600§TRUE§</svg:desc>
          <draw:g>
            <draw:path draw:style-name="gr14" draw:text-style-name="P5" draw:layer="layout" svg:width="0.435cm" svg:height="0.442cm" svg:x="7.082cm" svg:y="10.372cm" svg:viewBox="0 0 436 443" svg:d="M357 66c6-25 18-44 69-46 3 0 10 0 10-13-3-2 0-7-9-7-19 0-43 2-64 2-22 0-43-2-65-2-3 0-11 0-11 13 0 7 6 7 11 7 36 0 43 14 43 27 0 1-2 12-2 14-19 75-38 150-57 224-22 85-93 139-156 139-43 0-78-27-78-81 0-2 0-22 8-50 20-82 40-163 61-245 5-21 7-28 52-28 18 0 21 0 21-13 0-7-7-7-9-7-16 0-62 2-79 2-19 0-64-2-82-2-6 0-11 0-11 13 0 7 5 7 16 7 2 0 15 0 25 2 11 0 16 1 16 9 0 3-7 30-10 44-5 19-9 37-13 56-7 25-36 144-39 154-4 18-4 29-4 38 0 75 57 120 122 120 81 0 158-71 180-154 18-74 37-148 55-223z">
              <text:p/>
            </draw:path>
            <draw:path draw:style-name="gr14" draw:text-style-name="P5" draw:layer="layout" svg:width="0.161cm" svg:height="0.292cm" svg:x="7.516cm" svg:y="10.603cm" svg:viewBox="0 0 162 293" svg:d="M101 13c0-13-2-13-13-13-29 29-70 29-88 29 0 5 0 10 0 16 11 0 41 0 65-13 0 75 0 150 0 225 0 14 0 19-45 19-6 0-11 0-16 0 0 6 0 11 0 17 9 0 62-2 79-2 12 0 68 2 79 2 0-6 0-11 0-17-6 0-12 0-18 0-43 0-43-5-43-19 0-82 0-163 0-244z">
              <text:p/>
            </draw:path>
          </draw:g>
        </draw:g>
        <draw:g>
          <svg:title>TexMaths</svg:title>
          <svg:desc>18§latex§$U_{2}$§svg§600§TRUE§</svg:desc>
          <draw:g>
            <draw:path draw:style-name="gr14" draw:text-style-name="P5" draw:layer="layout" svg:width="0.435cm" svg:height="0.442cm" svg:x="12.282cm" svg:y="10.372cm" svg:viewBox="0 0 436 443" svg:d="M357 66c7-25 18-44 68-46 4 0 11 0 11-13-3-2 0-7-9-7-20 0-42 2-63 2-20 0-45-2-66-2-4 0-11 0-11 13 0 7 6 7 11 7 36 0 43 14 43 27 0 1-2 12-2 14-19 75-38 150-57 224-22 85-94 139-156 139-43 0-78-27-78-81 0-2 0-22 8-50 20-82 40-163 61-245 5-21 7-28 52-28 18 0 21 0 21-13 0-7-5-7-9-7-16 0-63 2-79 2-19 0-64-2-82-2-6 0-11 0-11 13 0 7 5 7 16 7 2 0 14 0 25 2 11 0 16 1 16 9 0 3-7 30-10 44-5 19-9 37-13 56-7 25-36 144-39 154-4 18-4 29-4 38 0 75 57 120 122 120 81 0 158-71 180-154 18-74 37-148 55-223z">
              <text:p/>
            </draw:path>
            <draw:path draw:style-name="gr14" draw:text-style-name="P5" draw:layer="layout" svg:width="0.195cm" svg:height="0.292cm" svg:x="12.696cm" svg:y="10.603cm" svg:viewBox="0 0 196 293" svg:d="M196 212c-6 0-11 0-17 0 0 11-5 36-10 41-4 2-38 2-43 2-27 0-54 0-81 0 45-41 61-54 88-74 32-27 63-54 63-95 0-54-47-86-104-86-54 0-92 38-92 79 0 22 20 25 23 25 11 0 24-7 24-23 0-9-2-24-25-24 12-32 43-41 64-41 43 0 67 34 67 70 0 38-27 68-42 85-35 34-70 69-106 104-5 3-5 5-5 18 60 0 121 0 181 0 5-27 10-54 15-81z">
              <text:p/>
            </draw:path>
          </draw:g>
        </draw:g>
        <draw:g>
          <svg:title>TexMaths</svg:title>
          <svg:desc>18§latex§$U_{3}$§svg§600§TRUE§</svg:desc>
          <draw:g>
            <draw:path draw:style-name="gr14" draw:text-style-name="P5" draw:layer="layout" svg:width="0.435cm" svg:height="0.442cm" svg:x="17.482cm" svg:y="10.373cm" svg:viewBox="0 0 436 443" svg:d="M357 66c6-25 18-44 69-46 3 0 10 0 10-13-3-2 0-7-9-7-19 0-43 2-64 2-22 0-45-2-65-2-3 0-11 0-11 13 0 7 6 7 11 7 36 0 43 14 43 27 0 1-2 12-2 14-19 75-38 150-57 224-22 85-93 139-156 139-43 0-78-27-78-81 0-2 0-22 8-50 20-82 40-163 61-245 5-21 7-28 52-28 16 0 21 0 21-13 0-7-7-7-9-7-16 0-62 2-79 2-19 0-64-2-82-2-6 0-11 0-11 13 0 7 5 7 16 7 2 0 15 0 25 2 11 0 16 1 16 9 0 3-7 30-10 44-5 19-9 37-13 56-7 25-36 144-39 156-4 16-4 27-4 36 0 77 57 120 122 120 81 0 158-70 180-154 18-74 37-148 55-223z">
              <text:p/>
            </draw:path>
            <draw:path draw:style-name="gr14" draw:text-style-name="P5" draw:layer="layout" svg:width="0.202cm" svg:height="0.301cm" svg:x="17.893cm" svg:y="10.604cm" svg:viewBox="0 0 203 302" svg:d="M97 145c34 0 59 24 59 72 0 54-32 70-57 70-18 0-58-5-76-30 20-2 25-16 25-25 0-15-10-24-23-24-12 0-25 7-25 25 0 42 45 69 99 69 61 0 104-42 104-85 0-36-29-70-77-79 46-18 63-50 63-77 0-34-39-61-88-61-50 0-88 23-88 59 0 15 10 24 23 24 14 0 23-11 23-24 0-12-9-21-23-21 16-20 47-25 63-25 20 0 46 10 46 48 0 18-5 40-16 52-16 16-27 18-50 20-11 0-11 0-14 0-2 2-4 2-4 7s4 5 11 5c8 0 17 0 25 0z">
              <text:p/>
            </draw:path>
          </draw:g>
        </draw:g>
        <draw:g>
          <svg:title>TexMaths</svg:title>
          <svg:desc>18§latex§$R_{\mathrm{A}}$§svg§600§TRUE§</svg:desc>
          <draw:g>
            <draw:path draw:style-name="gr14" draw:text-style-name="P5" draw:layer="layout" svg:width="0.448cm" svg:height="0.442cm" svg:x="21.483cm" svg:y="7.674cm" svg:viewBox="0 0 449 443" svg:d="M210 43c4-14 6-21 16-23 8 0 27 0 40 0 45 0 115 0 115 63 0 21-11 64-36 88-16 17-49 37-106 37-23 0-47 0-70 0 14-55 27-110 41-165zM300 215c63-12 138-57 138-120 0-54-55-95-138-95-60 0-120 0-180 0-12 0-18 0-18 13 0 7 6 7 17 7 1 0 14 0 25 2 11 0 16 1 16 9 0 3 0 5-2 12-28 113-56 225-84 338-8 25-8 28-58 28-11 0-16 0-16 13 0 7 5 5 7 7 18 0 64-2 81-2s61 2 79 2c5 0 13 0 13-13 0-7-6-7-18-7-24 0-40 0-40-11 0-3 0-7 2-10 14-56 28-112 41-167 25 0 49 0 74 0 57 0 70 36 70 57 0 11-5 29-9 43-5 18-11 42-11 54 0 68 76 68 85 68 54 0 75-62 75-71 0-8-5-5-7-8-7 0-7 4-9 8-16 46-43 57-57 57-20 0-26-13-26-38 0-19 4-52 8-71 0-9 1-22 1-29 0-49-41-68-59-76z">
              <text:p/>
            </draw:path>
            <draw:path draw:style-name="gr14" draw:text-style-name="P5" draw:layer="layout" svg:width="0.331cm" svg:height="0.313cm" svg:x="21.954cm" svg:y="7.884cm" svg:viewBox="0 0 332 314" svg:d="M178 11c-2-7-3-11-11-11s-11 4-12 11c-35 85-69 171-103 256-3 11-12 31-52 31 0 5 0 11 0 16 16-2 31-2 47-2s50 2 52 2c0-5 0-11 0-16-20 0-33-9-33-22 0-3 2-3 4-9 7-17 13-35 20-53 42 0 84 0 126 0 8 21 16 43 25 64 2 2 2 6 2 7 0 13-24 13-35 13 0 5 0 11 0 16 22-2 51-2 65-2 22 0 54 2 59 2 0-5 0-11 0-16-3 0-6 0-9 0-30 0-32-4-37-16-36-91-72-181-108-271zM153 56c19 47 38 94 57 141-38 0-75 0-113 0 19-47 37-94 56-141z">
              <text:p/>
            </draw:path>
          </draw:g>
        </draw:g>
        <draw:g>
          <svg:title>TexMaths</svg:title>
          <svg:desc>18§latex§$I_{\mathrm{A}}$§svg§600§TRUE§</svg:desc>
          <draw:g>
            <draw:path draw:style-name="gr14" draw:text-style-name="P5" draw:layer="layout" svg:width="0.29cm" svg:height="0.428cm" svg:x="21.385cm" svg:y="5.275cm" svg:viewBox="0 0 291 429" svg:d="M214 48c5-23 7-28 57-28 16 0 20 0 20-13 0-7-5-7-9-7-18 0-65 2-83 2-19 0-64-2-84-2-4 0-13 0-13 13 0 7 6 7 18 7 27 0 43 0 43 12 0 2 0 4-1 9-28 113-57 226-85 339-5 24-7 31-57 31-15 0-20 0-20 13 0 5 7 5 9 5 18 0 65-2 83-2 19 0 66 2 84 2 5 0 13 0 13-11 0-7-6-7-18-7-13 0-15 0-27-2-15-2-16-3-16-11 0-5 1-10 1-14 28-112 57-224 85-336z">
              <text:p/>
            </draw:path>
            <draw:path draw:style-name="gr14" draw:text-style-name="P5" draw:layer="layout" svg:width="0.331cm" svg:height="0.313cm" svg:x="21.66cm" svg:y="5.485cm" svg:viewBox="0 0 332 314" svg:d="M180 11c-4-7-5-11-13-11s-11 4-13 11c-34 85-68 171-102 256-4 11-12 31-52 31 0 5 0 11 0 16 16-2 31-2 47-2s50 2 52 2c0-5 0-11 0-16-20 0-33-9-33-22 0-3 2-3 4-9 7-18 13-36 20-53 42 0 84 0 126 0 8 21 16 43 25 64 1 2 3 6 3 7 0 13-25 13-36 13 0 5 0 11 0 16 22 0 51-2 65-2 22 0 54 2 59 2 0-5 0-11 0-16-3 0-6 0-9 0-28 0-32-4-37-16-36-91-71-181-106-271zM153 56c19 47 38 94 57 141-38 0-75 0-113 0 19-47 37-94 56-141z">
              <text:p/>
            </draw:path>
          </draw:g>
        </draw:g>
        <draw:g>
          <svg:title>TexMaths</svg:title>
          <svg:desc>18§latex§$U_{\mathrm{A}}$§svg§600§TRUE§</svg:desc>
          <draw:g>
            <draw:path draw:style-name="gr14" draw:text-style-name="P5" draw:layer="layout" svg:width="0.436cm" svg:height="0.442cm" svg:x="25.386cm" svg:y="6.276cm" svg:viewBox="0 0 437 443" svg:d="M358 66c7-25 17-44 68-46 3 0 11 0 11-13-3-2 0-7-9-7-20 0-42 2-63 2-22 0-45-2-67-2-3 0-11 0-11 13 0 7 6 7 11 7 36 0 43 14 43 27 0 1-1 12-1 14-20 75-39 150-58 224-21 85-93 139-156 139-43 0-77-27-77-81 0-2 0-22 7-50 20-82 40-163 61-245 5-21 7-28 54-28 16 0 19 0 19-13 0-7-5-7-7-7-18 0-64 2-81 2-19 0-62-2-82-2-4 0-11 0-11 13 0 7 5 7 16 7 2 0 15 0 25 2 11 0 16 1 16 9 0 3-7 30-10 44-4 19-9 37-13 56-7 25-36 144-39 154-4 18-4 29-4 38 0 75 57 120 124 120 79 0 156-71 178-154 18-74 37-148 56-223z">
              <text:p/>
            </draw:path>
            <draw:path draw:style-name="gr14" draw:text-style-name="P5" draw:layer="layout" svg:width="0.331cm" svg:height="0.313cm" svg:x="25.794cm" svg:y="6.486cm" svg:viewBox="0 0 332 314" svg:d="M178 11c-2-7-5-11-13-11s-9 4-10 11c-35 85-69 171-103 256-5 11-12 31-52 31 0 5 0 11 0 16 14-2 31-2 45-2 18 0 50 2 54 2 0-5 0-11 0-16-20 0-33-9-33-22 0-3 0-3 2-9 7-17 15-35 22-53 42 0 84 0 126 0 8 21 16 43 25 64 2 2 2 6 2 7 0 13-24 13-36 13 0 5 0 11 0 16 23-2 50-2 66-2 22 0 54 2 59 2 0-5 0-11 0-16-3 0-6 0-9 0-30 0-32-4-37-16-36-91-72-181-108-271zM153 56c18 47 37 94 55 141-37 0-74 0-111 0 19-47 37-94 56-141z">
              <text:p/>
            </draw:path>
          </draw:g>
        </draw:g>
        <draw:g>
          <svg:title>TexMaths</svg:title>
          <svg:desc>18§latex§$R_{2}$§svg§600§TRUE§</svg:desc>
          <draw:g>
            <draw:path draw:style-name="gr14" draw:text-style-name="P5" draw:layer="layout" svg:width="0.448cm" svg:height="0.442cm" svg:x="15.985cm" svg:y="7.674cm" svg:viewBox="0 0 449 443" svg:d="M210 43c4-14 5-21 18-23 5 0 25 0 38 0 45 0 115 0 115 63 0 21-11 64-34 88-17 17-51 37-108 37-24 0-47 0-70 0 14-55 27-110 41-165zM300 215c65-12 140-57 140-120 0-54-58-95-140-95-60 0-120 0-180 0-12 0-18 0-18 13 0 7 6 7 18 7 8 0 13 0 24 2 10 0 16 1 16 9 0 3 0 5-2 12-28 113-56 225-84 338-6 25-8 28-58 28-11 0-16 0-16 13 0 7 7 7 9 7 16 0 61-2 79-2s61 2 79 2c5 0 13 0 13-13 0-7-6-7-17-7-23 0-41 0-41-11 0-3 0-7 2-10 14-56 27-112 41-167 25 0 50 0 76 0 57 0 68 36 68 57 0 11-6 29-9 43-4 18-11 42-11 54 0 68 77 68 85 68 53 0 75-62 75-71 0-8-5-5-7-8-6 0-7 4-9 8-15 46-42 57-58 57-19 0-25-13-25-38 0-19 6-52 7-71 2-9 2-22 2-29 0-49-41-68-59-76z">
              <text:p/>
            </draw:path>
            <draw:path draw:style-name="gr14" draw:text-style-name="P5" draw:layer="layout" svg:width="0.195cm" svg:height="0.292cm" svg:x="16.464cm" svg:y="7.905cm" svg:viewBox="0 0 196 293" svg:d="M196 212c-6 0-11 0-16 0 0 11-6 36-11 41-4 2-38 2-43 2-27 0-54 0-81 0 45-41 61-54 88-74 32-27 63-54 63-95 0-54-47-86-104-86-54 0-92 38-92 79 0 22 20 25 23 25 11 0 24-7 24-23 0-9-2-24-25-24 12-32 43-41 64-41 43 0 67 34 67 70 0 38-27 68-42 85-35 34-70 69-106 104-5 3-5 5-5 18 60 0 121 0 181 0 5-27 10-54 15-81z">
              <text:p/>
            </draw:path>
          </draw:g>
        </draw:g>
        <draw:g>
          <svg:title>TexMaths</svg:title>
          <svg:desc>18§latex§$R_{1}$§svg§600§TRUE§</svg:desc>
          <draw:g>
            <draw:path draw:style-name="gr14" draw:text-style-name="P5" draw:layer="layout" svg:width="0.448cm" svg:height="0.442cm" svg:x="10.386cm" svg:y="7.674cm" svg:viewBox="0 0 449 443" svg:d="M210 43c4-14 6-21 18-23 6 0 25 0 38 0 45 0 115 0 115 63 0 21-11 64-34 88-18 17-51 37-108 37-23 0-47 0-70 0 14-55 27-110 41-165zM300 215c65-12 140-57 140-120 0-54-57-95-140-95-60 0-120 0-180 0-12 0-18 0-18 13 0 7 6 7 18 7 8 0 13 0 24 2 11 0 16 1 16 9 0 3 0 5-2 12-28 113-56 225-84 338-8 25-8 28-58 28-11 0-16 0-16 13 0 7 7 7 9 7 16 0 61-2 79-2s61 2 79 2c5 0 13 0 13-13 0-7-6-7-18-7-24 0-40 0-40-11 0-3 0-7 2-10 14-56 28-112 41-167 25 0 51 0 76 0 57 0 68 36 68 57 0 11-5 29-9 43-4 18-11 42-11 54 0 68 76 68 85 68 54 0 75-62 75-71 0-8-5-5-7-8-5 0-7 4-9 8-14 46-43 57-57 57-20 0-26-13-26-38 0-19 4-52 8-71 1-9 1-22 1-29 0-49-41-68-59-76z">
              <text:p/>
            </draw:path>
            <draw:path draw:style-name="gr14" draw:text-style-name="P5" draw:layer="layout" svg:width="0.161cm" svg:height="0.292cm" svg:x="10.885cm" svg:y="7.905cm" svg:viewBox="0 0 162 293" svg:d="M101 13c0-13-2-13-13-13-29 29-70 29-88 29 0 5 0 10 0 16 11 0 40 0 65-13 0 75 0 150 0 225 0 14 0 19-45 19-6 0-11 0-16 0 0 6 0 11 0 17 9 0 62-2 79-2 12 0 68 2 79 2 0-6 0-11 0-17-6 0-12 0-18 0-43 0-43-5-43-19 0-82 0-163 0-244z">
              <text:p/>
            </draw:path>
          </draw:g>
        </draw:g>
        <draw:line draw:style-name="gr6" draw:text-style-name="P2" draw:layer="layout" svg:x1="21.25cm" svg:y1="10.8cm" svg:x2="20.25cm" svg:y2="10.8cm">
          <text:p/>
        </draw:line>
        <draw:line draw:style-name="gr6" draw:text-style-name="P2" draw:layer="layout" svg:x1="21.05cm" svg:y1="11cm" svg:x2="20.45cm" svg:y2="11cm">
          <text:p/>
        </draw:line>
        <draw:line draw:style-name="gr6" draw:text-style-name="P2" draw:layer="layout" svg:x1="20.85cm" svg:y1="11.2cm" svg:x2="20.65cm" svg:y2="11.2cm">
          <text:p/>
        </draw:line>
        <draw:g>
          <svg:title>TexMaths</svg:title>
          <svg:desc>18§latex§$R_{\mathrm{K}}$§svg§600§TRUE§</svg:desc>
          <draw:g>
            <draw:path draw:style-name="gr14" draw:text-style-name="P5" draw:layer="layout" svg:width="0.448cm" svg:height="0.442cm" svg:x="2.887cm" svg:y="1.674cm" svg:viewBox="0 0 449 443" svg:d="M210 43c4-14 6-21 18-23 6 0 25 0 38 0 45 0 115 0 115 63 0 21-11 64-34 88-18 17-50 37-108 37-23 0-47 0-70 0 14-55 27-110 41-165zM300 215c65-12 140-57 140-120 0-54-57-95-140-95-60 0-120 0-180 0-12 0-18 0-18 13 0 7 6 7 18 7 8 0 13 0 24 2 11 0 16 1 16 9 0 3 0 5-2 12-28 113-56 225-84 338-8 25-8 28-58 28-11 0-16 0-16 13 0 7 7 7 9 7 16 0 61-2 79-2s61 2 79 2c6 0 13 0 13-13 0-7-6-7-18-7-24 0-40 0-40-11 0-3 0-7 2-10 14-56 28-112 41-167 26 0 51 0 76 0 57 0 68 36 68 57 0 11-5 29-9 43-3 18-11 42-11 54 0 68 76 68 85 68 54 0 75-62 75-71 0-8-4-5-7-8-5 0-7 4-9 8-14 46-43 57-57 57-20 0-26-13-26-38 0-19 4-52 8-71 1-9 1-22 1-29 0-49-41-68-59-76z">
              <text:p/>
            </draw:path>
            <draw:path draw:style-name="gr14" draw:text-style-name="P5" draw:layer="layout" svg:width="0.337cm" svg:height="0.301cm" svg:x="3.363cm" svg:y="1.897cm" svg:viewBox="0 0 338 302" svg:d="M176 118c30-25 60-51 90-77 22-18 43-23 65-25 0-5 0-11 0-16-13 2-25 2-38 2-14 0-59-2-61-2 0 5 0 11 0 16 7 0 16 2 16 13 0 3-2 9-4 10-52 45-104 90-156 135 0-46 0-92 0-138 0-14 2-20 34-20 4 0 7 0 11 0 0-5 0-11 0-16-22 2-50 2-67 2-16 0-43 0-66-2 0 5 0 11 0 16 4 0 7 0 11 0 34 0 36 6 36 20 0 76 0 153 0 230 0 14-2 19-36 19-4 0-7 0-11 0 0 6 0 11 0 17 23-2 50-2 66-2 17 0 45 0 67 2 0-6 0-11 0-17-4 0-7 0-11 0-32 0-34-3-34-19 0-24 0-48 0-72 20-17 40-35 59-52 30 39 60 79 90 118 4 2 7 7 7 13 0 12-16 12-23 12 0 6 0 11 0 17 22-2 51-2 67-2 15 0 43 2 50 2 0-6 0-11 0-17-23 0-34 0-50-23-38-48-75-96-112-144z">
              <text:p/>
            </draw:path>
          </draw:g>
        </draw:g>
        <draw:g>
          <svg:title>TexMaths</svg:title>
          <svg:desc>18§latex§$\mathrm{Hg}$§svg§600§TRUE§</svg:desc>
          <draw:g>
            <draw:path draw:style-name="gr14" draw:text-style-name="P5" draw:layer="layout" svg:width="0.43cm" svg:height="0.43cm" svg:x="8.087cm" svg:y="5.674cm" svg:viewBox="0 0 431 431" svg:d="M365 50c0-23 2-30 50-30 5 0 11 0 16 0 0-7 0-13 0-20-23 2-70 2-93 2-24 0-72 0-94-2 0 7 0 13 0 20 5 0 10 0 15 0 48 0 50 7 50 30 0 49 0 98 0 147-63 0-126 0-189 0 0-49 0-98 0-147 0-23 2-30 51-30 4 0 9 0 14 0 0-7 0-13 0-20-22 2-67 2-92 2-24 0-71 0-93-2 0 7 0 13 0 20 5 0 10 0 14 0 49 0 51 7 51 30 0 110 0 220 0 331 0 23-2 30-51 30-4 0-9 0-14 0 0 7 0 13 0 20 22-2 67-2 92-2 24 0 71 0 93 2 0-7 0-13 0-20-5 0-10 0-14 0-49 0-51-7-51-30 0-55 0-111 0-166 63 0 126 0 189 0 0 55 0 111 0 166 0 23-2 30-50 30-5 0-10 0-15 0 0 7 0 13 0 20 22-2 70-2 94-2s70 0 93 2c0-7 0-13 0-20-5 0-11 0-16 0-48 0-50-7-50-30 0-111 0-221 0-331z">
              <text:p/>
            </draw:path>
            <draw:path draw:style-name="gr14" draw:text-style-name="P5" draw:layer="layout" svg:width="0.288cm" svg:height="0.414cm" svg:x="8.556cm" svg:y="5.819cm" svg:viewBox="0 0 289 415" svg:d="M122 176c-54 0-54-63-54-77 0-16 0-36 11-52 4-8 18-25 43-25 56 0 56 62 56 77 0 16 0 37-11 52-4 7-20 25-45 25zM50 201c0-2 0-16 11-29 23 17 50 18 61 18 59 0 103-43 103-91 0-24-9-47-26-61 24-22 45-24 58-24 2 0 4 0 5 0-7 2-10 9-10 17 0 10 9 19 19 19 6 0 18-5 18-19 0-11-7-31-32-31-13 0-41 4-67 29-27-20-53-22-68-22-57 0-100 43-100 92 0 27 12 52 28 64-7 9-19 31-19 52 0 20 9 44 28 56-37 11-59 38-59 63 0 47 63 81 140 81 74 0 140-33 140-81 0-23-9-56-41-72-34-18-70-18-108-18-16 0-43 0-48-2-20-1-33-21-33-41zM140 400c-63 0-106-32-106-66 0-29 23-52 50-54 13 0 26 0 38 0 54 0 126 0 126 54 0 34-45 66-108 66z">
              <text:p/>
            </draw:path>
          </draw:g>
        </draw:g>
        <draw:g>
          <draw:frame draw:style-name="gr15" draw:text-style-name="P2" draw:layer="layout" svg:width="15.742cm" svg:height="9.656cm" svg:x="1.758cm" svg:y="13.143cm">
            <draw:image xlink:href="Pictures/10000001000002530000016DBC2E09953B3C96BD.png" xlink:type="simple" xlink:show="embed" xlink:actuate="onLoad" draw:mime-type="image/png">
              <text:p/>
            </draw:image>
          </draw:frame>
          <draw:custom-shape draw:style-name="gr16" draw:text-style-name="P1" draw:layer="layout" svg:width="3.25cm" svg:height="1.25cm" svg:x="2cm" svg:y="13.0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3.25cm" svg:height="1.25cm" svg:x="10.7cm" svg:y="13.0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3.25cm" svg:height="1.25cm" svg:x="10.9cm" svg:y="21.85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4.5cm" svg:height="1.25cm" svg:x="4.5cm" svg:y="21.55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4" draw:layer="layout" svg:width="1cm" svg:height="0.962cm" svg:x="11.5cm" svg:y="13.55cm">
            <draw:text-box>
              <text:p><text:span text:style-name="T1">K</text:span></text:p>
            </draw:text-box>
          </draw:frame>
          <draw:frame draw:style-name="gr13" draw:text-style-name="P4" draw:layer="layout" svg:width="1.45cm" svg:height="0.962cm" svg:x="12.5cm" svg:y="13.55cm">
            <draw:text-box>
              <text:p><text:span text:style-name="T1">G</text:span><text:span text:style-name="T2">1</text:span></text:p>
            </draw:text-box>
          </draw:frame>
          <draw:frame draw:style-name="gr13" draw:text-style-name="P4" draw:layer="layout" svg:width="1.45cm" svg:height="0.962cm" svg:x="12.5cm" svg:y="21.65cm">
            <draw:text-box>
              <text:p><text:span text:style-name="T1">G</text:span><text:span text:style-name="T2">2</text:span></text:p>
            </draw:text-box>
          </draw:frame>
          <draw:frame draw:style-name="gr13" draw:text-style-name="P4" draw:layer="layout" svg:width="1cm" svg:height="0.962cm" svg:x="11.5cm" svg:y="21.65cm">
            <draw:text-box>
              <text:p><text:span text:style-name="T1">A</text:span></text:p>
            </draw:text-box>
          </draw:frame>
          <draw:g>
            <svg:title>TexMaths</svg:title>
            <svg:desc>18§latex§$\mathrm{Hg}$§svg§600§TRUE§</svg:desc>
            <draw:g>
              <draw:path draw:style-name="gr14" draw:text-style-name="P5" draw:layer="layout" svg:width="0.43cm" svg:height="0.43cm" svg:x="6.487cm" svg:y="21.674cm" svg:viewBox="0 0 431 431" svg:d="M365 50c0-23 2-30 50-30 5 0 11 0 16 0 0-7 0-13 0-20-23 2-70 2-93 2-24 0-72 0-94-2 0 7 0 13 0 20 5 0 10 0 15 0 48 0 50 7 50 30 0 49 0 98 0 147-63 0-126 0-189 0 0-49 0-98 0-147 0-23 2-30 51-30 4 0 9 0 14 0 0-7 0-13 0-20-22 2-67 2-92 2-24 0-71 0-93-2 0 7 0 13 0 20 5 0 10 0 14 0 49 0 51 7 51 30 0 110 0 220 0 331 0 23-2 30-51 30-4 0-9 0-14 0 0 7 0 13 0 20 22-2 67-2 92-2 24 0 71 0 93 2 0-7 0-13 0-20-5 0-10 0-14 0-49 0-51-7-51-30 0-55 0-111 0-166 63 0 126 0 189 0 0 55 0 111 0 166 0 23-2 30-50 30-5 0-10 0-15 0 0 7 0 13 0 20 22-2 70-2 94-2s70 0 93 2c0-7 0-13 0-20-5 0-11 0-16 0-48 0-50-7-50-30 0-111 0-221 0-331z">
                <text:p/>
              </draw:path>
              <draw:path draw:style-name="gr14" draw:text-style-name="P5" draw:layer="layout" svg:width="0.288cm" svg:height="0.414cm" svg:x="6.956cm" svg:y="21.819cm" svg:viewBox="0 0 289 415" svg:d="M122 176c-54 0-54-63-54-77 0-16 0-36 11-52 4-8 18-25 43-25 56 0 56 62 56 77 0 16 0 37-11 52-4 7-20 25-45 25zM50 201c0-2 0-16 11-29 23 17 50 18 61 18 59 0 103-43 103-91 0-24-9-47-26-61 24-22 45-24 58-24 2 0 4 0 5 0-7 2-10 9-10 17 0 10 9 19 19 19 6 0 18-5 18-19 0-11-7-31-32-31-13 0-41 4-67 29-27-20-53-22-68-22-57 0-100 43-100 92 0 27 12 52 28 64-7 9-19 31-19 52 0 20 9 44 28 56-37 11-59 38-59 63 0 47 63 81 140 81 74 0 140-33 140-81 0-23-9-56-41-72-34-18-70-18-108-18-16 0-43 0-48-2-20-1-33-21-33-41zM140 400c-63 0-106-32-106-66 0-29 23-52 50-54 13 0 26 0 38 0 54 0 126 0 126 54 0 34-45 66-108 66z">
                <text:p/>
              </draw:path>
            </draw:g>
          </draw:g>
          <draw:frame draw:style-name="gr13" draw:text-style-name="P4" draw:layer="layout" svg:width="2.65cm" svg:height="0.962cm" svg:x="2.6cm" svg:y="13.45cm">
            <draw:text-box>
              <text:p><text:span text:style-name="T1">Sockel</text:span></text:p>
            </draw:text-box>
          </draw:frame>
        </draw:g>
        <draw:g>
          <svg:title>TexMaths</svg:title>
          <svg:desc>10§latex§$\approx 0.5\,\mathrm{mm}$§svg§600§TRUE§</svg:desc>
          <draw:g>
            <draw:path draw:style-name="gr14" draw:text-style-name="P5" draw:layer="layout" svg:width="0.234cm" svg:height="0.148cm" svg:x="8.188cm" svg:y="4.341cm" svg:viewBox="0 0 235 149" svg:d="M235 11c0-7-3-11-5-11s-5 2-5 10c-2 24-26 38-49 38-20 0-38-10-56-23-19-12-38-25-61-25-33 0-59 25-59 57 0 8 3 11 5 11 4 0 5-7 5-8 2-30 31-40 49-40 20 0 38 11 56 23 19 12 38 25 61 25 33 0 59-25 59-57zM235 93c0-10-3-8-5-11-2 0-5 2-5 10-2 24-26 37-49 37-20 0-38-10-56-22-19-13-38-25-61-25-33 0-59 25-59 56 0 8 3 10 5 10 4 0 5-6 5-8 2-28 31-39 49-39 20 0 38 11 56 22 19 13 38 26 61 26 33 0 59-26 59-56z">
              <text:p/>
            </draw:path>
            <draw:path draw:style-name="gr14" draw:text-style-name="P5" draw:layer="layout" svg:width="0.147cm" svg:height="0.239cm" svg:x="8.553cm" svg:y="4.277cm" svg:viewBox="0 0 148 240" svg:d="M148 121c0-28-2-56-14-82-16-33-45-39-60-39-21 0-46 9-61 42-11 24-13 51-13 79 0 25 2 57 16 84 15 28 41 35 58 35 19 0 46-7 61-41 11-24 13-51 13-78zM74 232c-14 0-34-8-41-42-3-21-3-53-3-73 0-22 0-46 2-64 7-42 33-45 42-45 12 0 35 6 42 41 3 19 3 46 3 68 0 25 0 49-4 72-5 33-25 43-41 43z">
              <text:p/>
            </draw:path>
            <draw:path draw:style-name="gr14" draw:text-style-name="P5" draw:layer="layout" svg:width="0.037cm" svg:height="0.036cm" svg:x="8.745cm" svg:y="4.472cm" svg:viewBox="0 0 38 37" svg:d="M38 19c0-10-9-19-19-19s-19 9-19 19 9 18 19 18 19-8 19-18z">
              <text:p/>
            </draw:path>
            <draw:path draw:style-name="gr14" draw:text-style-name="P5" draw:layer="layout" svg:width="0.139cm" svg:height="0.239cm" svg:x="8.83cm" svg:y="4.277cm" svg:viewBox="0 0 140 240" svg:d="M140 162c0-41-28-76-66-76-17 0-32 6-45 18 0-23 0-46 0-68 7 2 19 4 30 4 43 0 68-32 68-36 0-2-1-4-4-4-1 0-1 0-3 1-7 3-24 10-47 10-14 0-31-2-47-10-3-1-3-1-4-1-4 0-4 3-4 9 0 34 0 68 0 103 0 7 0 9 5 9 3 0 3-1 5-3 4-5 17-24 45-24 18 0 27 16 30 22 5 12 6 26 6 43 0 13 0 34-8 48-9 14-22 23-38 23-25 0-45-18-51-39 1 0 2 1 6 1 11 0 17-9 17-18 0-8-6-17-17-17-5 0-18 3-18 19 0 30 25 64 64 64 41 0 76-34 76-78z">
              <text:p/>
            </draw:path>
            <draw:path draw:style-name="gr14" draw:text-style-name="P5" draw:layer="layout" svg:width="0.273cm" svg:height="0.153cm" svg:x="9.057cm" svg:y="4.355cm" svg:viewBox="0 0 274 154" svg:d="M28 35c0 31 0 62 0 93 0 15-4 15-28 15 0 4 0 8 0 11 12 0 30-1 40-1 9 0 27 1 39 1 0-3 0-7 0-11-23 0-27 0-27-15 0-21 0-43 0-64 0-36 25-56 47-56s26 19 26 39c0 27 0 54 0 81 0 15-4 15-27 15 0 4 0 8 0 11 12 0 30-1 39-1 10 0 28 1 40 1 0-3 0-7 0-11-24 0-28 0-28-15 0-21 0-43 0-64 0-36 25-56 48-56 22 0 26 19 26 39 0 27 0 54 0 81 0 15-4 15-28 15 0 4 0 8 0 11 13 0 31-1 40-1s27 1 39 1c0-3 0-7 0-11-18 0-27 0-27-10 0-22 0-44 0-66 0-30 0-41-11-54-5-6-16-13-37-13-29 0-45 21-51 35-5-31-31-35-46-35-26 0-43 16-52 37 0-12 0-25 0-37-17 1-33 3-50 4 0 4 0 7 0 11 25 0 28 3 28 20z">
              <text:p/>
            </draw:path>
            <draw:path draw:style-name="gr14" draw:text-style-name="P5" draw:layer="layout" svg:width="0.273cm" svg:height="0.153cm" svg:x="9.35cm" svg:y="4.355cm" svg:viewBox="0 0 274 154" svg:d="M27 35c0 31 0 62 0 93 0 15-4 15-27 15 0 4 0 8 0 11 12 0 30-1 39-1 10 0 28 1 40 1 0-3 0-7 0-11-24 0-28 0-28-15 0-21 0-43 0-64 0-36 25-56 48-56 22 0 26 19 26 39 0 27 0 54 0 81 0 15-4 15-28 15 0 4 0 8 0 11 13 0 31-1 40-1s27 1 39 1c0-3 0-7 0-11-23 0-27 0-27-15 0-21 0-43 0-64 0-36 25-56 47-56 23 0 26 19 26 39 0 27 0 54 0 81 0 15-3 15-27 15 0 4 0 8 0 11 12 0 30-1 40-1 9 0 27 1 39 1 0-3 0-7 0-11-18 0-27 0-27-10 0-22 0-44 0-66 0-30 0-41-11-54-5-6-17-13-37-13-30 0-45 21-51 35-5-31-31-35-47-35-25 0-42 16-52 37 0-12 0-25 0-37-16 1-33 3-49 4 0 4 0 7 0 11 24 0 27 3 27 20z">
              <text:p/>
            </draw:path>
          </draw:g>
        </draw:g>
        <draw:line draw:style-name="gr18" draw:text-style-name="P2" draw:layer="layout" svg:x1="8.45cm" svg:y1="4.1cm" svg:x2="9.7cm" svg:y2="4.1cm">
          <text:p/>
        </draw:line>
        <draw:g>
          <svg:title>TexMaths</svg:title>
          <svg:desc>10§latex§$\approx 6\,\mathrm{mm}$§svg§600§TRUE§</svg:desc>
          <draw:g>
            <draw:path draw:style-name="gr14" draw:text-style-name="P5" draw:layer="layout" svg:width="0.234cm" svg:height="0.148cm" svg:x="11.389cm" svg:y="5.093cm" svg:viewBox="0 0 235 149" svg:d="M235 11c0-7-3-11-5-11s-5 2-5 10c-2 24-26 38-49 38-20 0-38-10-56-23-19-12-38-25-61-25-33 0-59 25-59 57 0 8 3 11 5 11 4 0 5-7 5-8 2-30 31-40 49-40 20 0 38 11 56 23 19 12 38 25 61 25 33 0 59-25 59-57zM235 93c0-10-4-8-5-11-2 0-5 2-5 10-2 24-26 37-49 37-20 0-38-10-56-22-19-13-38-25-61-25-33 0-59 25-59 56 0 8 3 10 5 10 4 0 5-6 5-8 2-28 31-39 49-39 20 0 38 11 56 22 19 13 38 26 61 26 33 0 59-26 59-56z">
              <text:p/>
            </draw:path>
            <draw:path draw:style-name="gr14" draw:text-style-name="P5" draw:layer="layout" svg:width="0.145cm" svg:height="0.239cm" svg:x="11.755cm" svg:y="5.029cm" svg:viewBox="0 0 146 240" svg:d="M32 118c0-3 0-6 0-8 0-89 44-101 62-101 8 0 23 2 30 14-5 0-19 0-19 16 0 10 9 16 16 16 6 0 16-4 16-17 0-21-15-38-44-38-45 0-93 45-93 122 0 93 41 118 74 118 39 0 72-33 72-79 0-44-31-77-70-77-24 0-37 18-44 34zM74 230c-22 0-33-21-35-26-6-17-6-45-6-51 0-27 11-61 43-61 5 0 21 0 32 21 7 12 7 30 7 47s0 35-6 47c-11 21-27 23-35 23z">
              <text:p/>
            </draw:path>
            <draw:path draw:style-name="gr14" draw:text-style-name="P5" draw:layer="layout" svg:width="0.273cm" svg:height="0.153cm" svg:x="11.985cm" svg:y="5.107cm" svg:viewBox="0 0 274 154" svg:d="M27 35c0 31 0 62 0 93 0 15-3 15-27 15 0 4 0 8 0 11 12 0 30-1 40-1 9 0 27 1 39 1 0-3 0-7 0-11-23 0-27 0-27-15 0-21 0-43 0-64 0-36 25-56 47-56s26 19 26 39c0 27 0 54 0 81 0 15-4 15-27 15 0 4 0 8 0 11 12 0 30-1 39-1 10 0 28 1 40 1 0-3 0-7 0-11-24 0-28 0-28-15 0-21 0-43 0-64 0-36 25-56 48-56 22 0 26 19 26 39 0 27 0 54 0 81 0 15-4 15-28 15 0 4 0 8 0 11 13 0 31-1 40-1s27 1 39 1c0-3 0-7 0-11-18 0-27 0-27-10 0-22 0-44 0-66 0-30 0-41-11-54-5-6-16-13-37-13-29 0-45 21-51 35-5-31-31-35-46-35-26 0-43 16-52 37 0-12 0-25 0-37-17 1-33 3-50 4 0 4 0 7 0 11 25 0 27 3 27 20z">
              <text:p/>
            </draw:path>
            <draw:path draw:style-name="gr14" draw:text-style-name="P5" draw:layer="layout" svg:width="0.273cm" svg:height="0.153cm" svg:x="12.278cm" svg:y="5.107cm" svg:viewBox="0 0 274 154" svg:d="M27 35c0 31 0 62 0 93 0 15-4 15-27 15 0 4 0 8 0 11 12 0 30-1 39-1 10 0 28 1 40 1 0-3 0-7 0-11-24 0-28 0-28-15 0-21 0-43 0-64 0-36 25-56 48-56 22 0 26 19 26 39 0 27 0 54 0 81 0 15-4 15-28 15 0 4 0 8 0 11 13 0 31-1 40-1s27 1 39 1c0-3 0-7 0-11-23 0-27 0-27-15 0-21 0-43 0-64 0-36 25-56 47-56 23 0 26 19 26 39 0 27 0 54 0 81 0 15-3 15-27 15 0 4 0 8 0 11 12 0 30-1 40-1 9 0 27 1 39 1 0-3 0-7 0-11-18 0-27 0-27-10 0-22 0-44 0-66 0-30 0-41-11-54-5-6-17-13-37-13-30 0-45 21-51 35-5-31-31-35-47-35-25 0-42 16-52 37 0-12 0-25 0-37-16 1-33 3-49 4 0 4 0 7 0 11 24 0 27 3 27 20z">
              <text:p/>
            </draw:path>
          </draw:g>
        </draw:g>
        <draw:line draw:style-name="gr18" draw:text-style-name="P2" draw:layer="layout" svg:x1="8.45cm" svg:y1="4.851cm" svg:x2="15.4cm" svg:y2="4.851cm">
          <text:p/>
        </draw:line>
        <draw:g>
          <svg:title>TexMaths</svg:title>
          <svg:desc>18§latex§$I$§svg§600§TRUE§</svg:desc>
          <draw:g>
            <draw:path draw:style-name="gr14" draw:text-style-name="P5" draw:layer="layout" svg:width="0.289cm" svg:height="0.427cm" svg:x="16.086cm" svg:y="5.477cm" svg:viewBox="0 0 290 428" svg:d="M213 48c5-23 7-28 57-28 15 0 20 0 20-13 0-7-7-7-9-7-18 0-64 2-82 2-20 0-66-2-84-2-4 0-13 0-13 13 0 7 5 7 18 7 25 0 43 0 43 10 0 4 0 6-2 11-28 113-56 226-84 339-5 23-7 28-57 28-15 0-20 0-20 13 0 7 7 7 9 7 18 0 64-2 82-2 20 0 65 2 85 2 5 0 12 0 12-13 0-7-5-7-20-7-10 0-14 0-27-1-12 0-14-4-14-9 0-6 0-11 2-17 28-111 56-222 84-333z">
              <text:p/>
            </draw:path>
          </draw:g>
        </draw:g>
        <draw:line draw:style-name="gr19" draw:text-style-name="P2" draw:layer="layout" svg:x1="21.7cm" svg:y1="6.15cm" svg:x2="21.7cm" svg:y2="7.4cm">
          <text:p/>
        </draw:line>
        <draw:line draw:style-name="gr19" draw:text-style-name="P2" draw:layer="layout" svg:x1="16.2cm" svg:y1="6.143cm" svg:x2="16.2cm" svg:y2="7.39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mension_20_Line_20_Arrow" draw:display-name="Dimension Line Arrow" svg:viewBox="0 0 836 946" svg:d="M0 0v110h418 418v-110zM418 110l-418 836h836z"/>
    <draw:marker draw:name="Linienspitzen_20_1" draw:display-name="Linienspitzen 1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cm" fo:page-height="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3-26T13:54:18.494666218</dc:date>
    <meta:editing-duration>PT4H26M23S</meta:editing-duration>
    <meta:editing-cycles>33</meta:editing-cycles>
    <meta:generator>LibreOffice/7.3.7.2$Linux_X86_64 LibreOffice_project/30$Build-2</meta:generator>
    <meta:document-statistic meta:object-count="128"/>
  </office:meta>
</office:document-meta>
</file>